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 Sans" svg:font-family="'Open Sans', sans-serif"/>
    <style:font-face style:name="OpenSymbol" svg:font-family="OpenSymbol" style:font-charset="x-symbol"/>
  </office:font-face-decls>
  <office:automatic-styles>
    <style:style style:name="P1" style:family="paragraph" style:parent-style-name="Header">
      <style:text-properties officeooo:rsid="00014f43" officeooo:paragraph-rsid="00014f43"/>
    </style:style>
    <style:style style:name="P2" style:family="paragraph" style:parent-style-name="Standard">
      <style:text-properties officeooo:rsid="00014f43" officeooo:paragraph-rsid="00014f43"/>
    </style:style>
    <style:style style:name="P3" style:family="paragraph" style:parent-style-name="Text_20_body">
      <style:paragraph-properties fo:margin-top="0cm" fo:margin-bottom="0.247cm" style:contextual-spacing="false" style:line-height-at-least="0.741cm" fo:text-align="start" style:justify-single-word="false" fo:orphans="2" fo:widows="2"/>
      <style:text-properties fo:font-variant="normal" fo:text-transform="none" fo:color="#333333" loext:opacity="100%" style:font-name="Open Sans" fo:font-size="10.5pt" fo:letter-spacing="normal" fo:font-style="normal" fo:font-weight="normal"/>
    </style:style>
    <style:style style:name="P4" style:family="paragraph" style:parent-style-name="Text_20_body">
      <style:paragraph-properties fo:margin-top="0cm" fo:margin-bottom="0.247cm" style:contextual-spacing="false" style:line-height-at-least="0.741cm" fo:text-align="start" style:justify-single-word="false" fo:orphans="2" fo:widows="2"/>
      <style:text-properties fo:font-variant="normal" fo:text-transform="none" fo:color="#333333" loext:opacity="100%" style:font-name="Open Sans" fo:font-size="10.5pt" fo:letter-spacing="normal" fo:font-style="normal" fo:font-weight="normal" officeooo:paragraph-rsid="00014f43"/>
    </style:style>
    <style:style style:name="P5" style:family="paragraph" style:parent-style-name="Text_20_body">
      <style:paragraph-properties fo:margin-top="0cm" fo:margin-bottom="0.247cm" style:contextual-spacing="false" style:line-height-at-least="0.741cm" fo:text-align="start" style:justify-single-word="false" fo:orphans="2" fo:widows="2"/>
      <style:text-properties fo:font-variant="normal" fo:text-transform="none" fo:color="#333333" loext:opacity="100%" style:font-name="Open Sans" fo:font-size="10.5pt" fo:letter-spacing="normal" fo:font-style="normal" fo:font-weight="normal" officeooo:rsid="00014f43" officeooo:paragraph-rsid="00014f43"/>
    </style:style>
    <style:style style:name="T1" style:family="text">
      <style:text-properties fo:language="es" fo:country="ES"/>
    </style:style>
    <style:style style:name="T2" style:family="text">
      <style:text-properties fo:language="es" fo:country="ES" officeooo:rsid="00014f43"/>
    </style:style>
    <style:style style:name="T3" style:family="text">
      <style:text-properties officeooo:rsid="00014f43"/>
    </style:style>
    <text:list-style style:name="L1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bookmark text:name="yui_3_17_2_1_1684252207573_49"/><text:bookmark text:name="yui_3_17_2_1_1684252207573_48"/><text:span text:style-name="T2">1,1/<text:tab/></text:span><text:span text:style-name="T1">194.144.45.15/27</text:span> </text:p>
      <text:p text:style-name="P5">11000010.10010000.00101101.00001111 ip to binary<text:line-break/>11111111.11111111.11111111.11100000 mask to binary 27 ones and 5 zeros<text:line-break/>11000010.10010000.00101101.00000000 to network is the ip AND mask<text:line-break/>11000010.10010000.00101101.00011111 to broadcast is the ip OR mask</text:p>
      <text:p text:style-name="P5">transform to decimal:</text:p>
      <text:p text:style-name="P5">mask → 255.255.255.224<text:line-break/>network → 194.144.45.0<text:line-break/>broadcast → 192.144.45.31</text:p>
      <text:p text:style-name="P5">in the mask in binary have 5 zeros<text:line-break/>2⁵ = 32 direcctions – 2 (network and broadcast) = 30 hosts</text:p>
      <text:p text:style-name="P5">1.2/ 133.3.54.32/23</text:p>
      <text:p text:style-name="P5">11000010.00000011.00110110.00100000 ip to binary<text:line-break/>11111111.11111111.11111110.00000000 mask to binary 23 ones and 9 zeros<text:line-break/>11000010.00000011.00110110.00000000 to network is the ip AND mask<text:line-break/>11000010.00000011.00110111.11111111 to broadcast is the ip OR mask</text:p>
      <text:p text:style-name="P5">transform to decimal</text:p>
      <text:p text:style-name="P5">mask → 255.255.254.0<text:line-break/>network → 133.3.54.0<text:line-break/>broadcast → 133.3.55.255</text:p>
      <text:p text:style-name="P5">in the mask in binary have 9 zeros<text:line-break/>2⁹ = 512 direcctions – 2 (network and broadcast) = 510 hosts</text:p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>1.3/ 158.123.15.42/18</text:p>
      <text:p text:style-name="P5">10011110.01111011.00001111.00101010 ip to binary<text:line-break/>11111111.11111111.11000000.00000000 mask to binary 18 ones and 14 zeros<text:line-break/>10011110.01111011.00000000.00000000 to network is the ip AND mask<text:line-break/>10011110.01111011.00111111.11111111 to broadcast is the ip OR mask</text:p>
      <text:p text:style-name="P5">transform to decimal</text:p>
      <text:p text:style-name="P5">mask → 255.255.192.0<text:line-break/>network → 158.123.0.0<text:line-break/>broadcast → 158.123.63.255</text:p>
      <text:p text:style-name="P5">in the mask in binary have 14 zeros<text:line-break/>2^14 = 16384 direcctions – 2 (network and broadcast) = 16382 hosts</text:p>
      <text:p text:style-name="P5">1.4/ 127.152.165.73/12</text:p>
      <text:p text:style-name="P5">01111111.10011000.10100101.01001001 ip to binary<text:line-break/>11111111.11110000.00000000.00000000 mask to binary 12 ones and 20 zeros<text:line-break/>01111111.10010000.00000000.00000000 to network is the ip AND mask<text:line-break/>01111111.10011111.11111111.11111111 to broadcast is the ip OR mask</text:p>
      <text:p text:style-name="P5">transform to decimal</text:p>
      <text:p text:style-name="P5">mask → 255.240.0.0<text:line-break/>network → 127.144.0.0<text:line-break/>broadcast → 127.159.255.255</text:p>
      <text:p text:style-name="P5">in the mask in binary have 20 zeros<text:line-break/>2^20 = 1048576 direcctions – 2 (network and broadcast) = 1048574 hosts</text:p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>2/ Network 157.21.0.0/16</text:p>
      <text:p text:style-name="P5">to divide in 4 subnets use the last 8 bytes <text:s/>from mask start left<text:line-break/>2² = 4 subnets use 2 ones the last block</text:p>
      <text:p text:style-name="P5">10011101.00010101.0.0 network in binary<text:line-break/>11111111.11111111.11111111.11000000 mask in binary<text:line-break/>10011101.00010101.00000000.00000000 first subnetwork<text:line-break/>10011101.00010101.00000000.00111111 first broadcast</text:p>
      <text:p text:style-name="P5">in decimal:</text:p>
      <text:p text:style-name="P5">157.21.0.0 first subnetwork<text:line-break/>157.21.0.63 first broadcast<text:line-break/>255.255.255.192 mask</text:p>
      <text:p text:style-name="P5">6 zeros in the mask<text:line-break/>2⁶ = 64 – 2 for network and broadcast = 62 host</text:p>
      <text:p text:style-name="P4"><text:span text:style-name="T3">subnet 1: <text:line-break/>157.21.0.0/26 network<text:line-break/>157.21.0.63/26 broadcast<text:line-break/>subnet 2:<text:line-break/>157.21.0.64/26 network<text:line-break/>157.21.0.127/26 broadcast<text:line-break/>subnet 3:<text:line-break/>157.21.0.128/26 network<text:line-break/>157.21.0.191/26 broadcast<text:line-break/>subnet 4:<text:line-break/>157.21.0.192/26 network<text:line-break/>157.21.0.192/26 broadcast<text:line-break/></text:span></text:p>
      <text:p text:style-name="P4"/>
      <text:p text:style-name="P4"/>
      <text:p text:style-name="P4"><text:soft-page-break/><text:span text:style-name="T3"><text:line-break/></text:span></text:p>
      <text:p text:style-name="P4"><text:span text:style-name="T3">3.1</text:span><text:bookmark text:name="yui_3_17_2_1_1684252207573_52"/><text:bookmark text:name="yui_3_17_2_1_1684252207573_53"/><text:span text:style-name="T3">/<text:line-break/></text:span><text:span text:style-name="T1">2001:0DB8:0000:0000:A2FD:0000:0000:1234 → </text:span><text:span text:style-name="T2">2001:DB8::A2FD:0:0:1234</text:span></text:p>
      <text:p text:style-name="P5"><text:span text:style-name="T1">3.2/<text:line-break/>fe80:0000:0000:34ca:01c0:81d2:0000:311c → fe80::34ca:1c0:81d2:0:311c</text:span></text:p>
      <text:p text:style-name="P5">3.3/<text:line-break/>2607:08b0:4009:0815:00e0:0000:0000:0f00 → 2607:8b0:4009:815:e0::f00</text:p>
      <text:p text:style-name="P5">3.4<text:line-break/>2001:0b8f:0000:0000:0e01:a001:0001:0e01 → 2001:b8f::e01:a001:1:e01</text:p>
      <text:p text:style-name="P5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 Sans" svg:font-family="'Open Sans', sans-serif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14f43" officeooo:paragraph-rsid="00014f43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Jose Manuel Moreno<text:tab/><text:tab/>SI 2nd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16T17:50:19.636000000</meta:creation-date>
    <dc:date>2023-05-16T18:40:23.362000000</dc:date>
    <meta:editing-duration>PT50M4S</meta:editing-duration>
    <meta:editing-cycles>1</meta:editing-cycles>
    <meta:document-statistic meta:table-count="0" meta:image-count="0" meta:object-count="0" meta:page-count="4" meta:paragraph-count="33" meta:word-count="364" meta:character-count="2873" meta:non-whitespace-character-count="2534"/>
    <meta:generator>LibreOffice/7.4.2.3$Windows_X86_64 LibreOffice_project/382eef1f22670f7f4118c8c2dd222ec7ad009daf</meta:generator>
  </office:meta>
</office:document-meta>
</file>